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2" svg:font-family="Consolas" style:font-family-generic="swiss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72bd91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9e1c0e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c95b7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1708df" officeooo:paragraph-rsid="00de44b2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1708df" officeooo:paragraph-rsid="00964d4e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1708df" officeooo:paragraph-rsid="00948281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fo:font-weight="bold" officeooo:rsid="003d2e6d" officeooo:paragraph-rsid="009e1c0e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fo:font-weight="bold" officeooo:rsid="00948281" officeooo:paragraph-rsid="00948281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style:text-underline-style="none" fo:font-weight="bold" officeooo:rsid="00948281" officeooo:paragraph-rsid="00948281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style:text-underline-style="none" fo:font-weight="bold" officeooo:rsid="00948281" officeooo:paragraph-rsid="009bd548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style:text-underline-style="none" fo:font-weight="bold" officeooo:rsid="0093e28b" officeooo:paragraph-rsid="0093e28b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Consolas" fo:font-size="9pt" fo:font-style="italic" style:text-underline-style="none" fo:font-weight="bold" officeooo:rsid="0099d809" officeooo:paragraph-rsid="0099d809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Standard">
      <style:text-properties style:font-name="Consolas" fo:font-size="4pt" style:text-underline-style="none" fo:font-weight="bold" officeooo:rsid="00948281" officeooo:paragraph-rsid="009bd548" style:font-size-asian="4pt" style:font-weight-asian="bold" style:font-size-complex="4pt" style:font-weight-complex="bold"/>
    </style:style>
    <style:style style:name="P17" style:family="paragraph" style:parent-style-name="Standard">
      <style:text-properties style:font-name="Consolas" fo:font-size="4pt" style:text-underline-style="none" fo:font-weight="bold" officeooo:rsid="00948281" officeooo:paragraph-rsid="00948281" style:font-size-asian="4pt" style:font-weight-asian="bold" style:font-size-complex="4pt" style:font-weight-complex="bold"/>
    </style:style>
    <style:style style:name="P18" style:family="paragraph" style:parent-style-name="Standard">
      <style:text-properties style:font-name="Consolas" fo:font-size="5pt" style:text-underline-style="none" fo:font-weight="bold" officeooo:rsid="00200af4" officeooo:paragraph-rsid="00860610" style:font-size-asian="5pt" style:font-weight-asian="bold" style:font-size-complex="5pt" style:font-weight-complex="bold"/>
    </style:style>
    <style:style style:name="P19" style:family="paragraph" style:parent-style-name="Standard">
      <style:text-properties officeooo:paragraph-rsid="00de44b2"/>
    </style:style>
    <style:style style:name="P20" style:family="paragraph" style:parent-style-name="Standard">
      <style:text-properties officeooo:paragraph-rsid="00e4449e"/>
    </style:style>
    <style:style style:name="P21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style:text-underline-style="solid" style:text-underline-width="auto" style:text-underline-color="font-color" officeooo:rsid="003ecac0"/>
    </style:style>
    <style:style style:name="T5" style:family="text">
      <style:text-properties officeooo:rsid="003d2e6d"/>
    </style:style>
    <style:style style:name="T6" style:family="text">
      <style:text-properties officeooo:rsid="003ecac0"/>
    </style:style>
    <style:style style:name="T7" style:family="text">
      <style:text-properties officeooo:rsid="003fd1c6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2a8c26" style:font-size-asian="11pt" style:font-size-complex="11pt"/>
    </style:style>
    <style:style style:name="T10" style:family="text">
      <style:text-properties fo:font-size="11pt" officeooo:rsid="003ecac0" style:font-size-asian="11pt" style:font-size-complex="11pt"/>
    </style:style>
    <style:style style:name="T11" style:family="text">
      <style:text-properties fo:font-size="11pt" officeooo:rsid="00377b4e" style:font-size-asian="11pt" style:font-size-complex="11pt"/>
    </style:style>
    <style:style style:name="T12" style:family="text">
      <style:text-properties fo:font-size="11pt" officeooo:rsid="005dfbbe" style:font-size-asian="11pt" style:font-size-complex="11pt"/>
    </style:style>
    <style:style style:name="T13" style:family="text">
      <style:text-properties fo:font-size="11pt" officeooo:rsid="001708df" style:font-size-asian="11pt" style:font-size-complex="11pt"/>
    </style:style>
    <style:style style:name="T14" style:family="text">
      <style:text-properties fo:font-size="11pt" officeooo:rsid="007cc683" style:font-size-asian="11pt" style:font-size-complex="11pt"/>
    </style:style>
    <style:style style:name="T15" style:family="text">
      <style:text-properties fo:font-size="11pt" style:text-underline-style="none" officeooo:rsid="003d2e6d" style:font-size-asian="11pt" style:font-size-complex="11pt"/>
    </style:style>
    <style:style style:name="T16" style:family="text">
      <style:text-properties fo:font-size="11pt" style:text-underline-style="none" officeooo:rsid="005dfbbe" style:font-size-asian="11pt" style:font-size-complex="11pt"/>
    </style:style>
    <style:style style:name="T17" style:family="text">
      <style:text-properties fo:font-size="11pt" style:text-underline-style="solid" style:text-underline-width="auto" style:text-underline-color="font-color" officeooo:rsid="00c95b71" style:font-size-asian="11pt" style:font-size-complex="11pt"/>
    </style:style>
    <style:style style:name="T18" style:family="text">
      <style:text-properties fo:font-size="5pt" style:font-size-asian="5pt" style:font-size-complex="5pt"/>
    </style:style>
    <style:style style:name="T19" style:family="text">
      <style:text-properties fo:font-size="5pt" officeooo:rsid="001708df" style:font-size-asian="5pt" style:font-size-complex="5pt"/>
    </style:style>
    <style:style style:name="T20" style:family="text">
      <style:text-properties fo:font-size="5pt" style:text-underline-style="none" officeooo:rsid="003d2e6d" style:font-size-asian="5pt" style:font-size-complex="5pt"/>
    </style:style>
    <style:style style:name="T21" style:family="text">
      <style:text-properties officeooo:rsid="001708df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5f3484" style:font-style-asian="italic" style:font-style-complex="italic"/>
    </style:style>
    <style:style style:name="T24" style:family="text">
      <style:text-properties fo:font-style="italic" officeooo:rsid="0097b075" style:font-style-asian="italic" style:font-style-complex="italic"/>
    </style:style>
    <style:style style:name="T25" style:family="text">
      <style:text-properties officeooo:rsid="007cc683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93e28b"/>
    </style:style>
    <style:style style:name="T28" style:family="text">
      <style:text-properties style:text-underline-style="none" officeooo:rsid="00948281"/>
    </style:style>
    <style:style style:name="T29" style:family="text">
      <style:text-properties style:text-underline-style="none" officeooo:rsid="00964d4e"/>
    </style:style>
    <style:style style:name="T30" style:family="text">
      <style:text-properties style:text-underline-style="none" officeooo:rsid="00a504e1"/>
    </style:style>
    <style:style style:name="T31" style:family="text">
      <style:text-properties style:text-underline-style="none" officeooo:rsid="00e0df26"/>
    </style:style>
    <style:style style:name="T32" style:family="text">
      <style:text-properties officeooo:rsid="009e1c0e"/>
    </style:style>
    <style:style style:name="T33" style:family="text">
      <style:text-properties officeooo:rsid="00a02995"/>
    </style:style>
    <style:style style:name="T34" style:family="text">
      <style:text-properties officeooo:rsid="00a6c080"/>
    </style:style>
    <style:style style:name="T35" style:family="text">
      <style:text-properties style:font-name="Consolas" fo:font-size="9pt" fo:font-weight="bold" officeooo:rsid="001708df" style:font-size-asian="9pt" style:font-weight-asian="bold" style:font-size-complex="9pt" style:font-weight-complex="bold"/>
    </style:style>
    <style:style style:name="T36" style:family="text">
      <style:text-properties style:font-name="Consolas" fo:font-size="9pt" fo:font-weight="bold" officeooo:rsid="003fd1c6" style:font-size-asian="9pt" style:font-weight-asian="bold" style:font-size-complex="9pt" style:font-weight-complex="bold"/>
    </style:style>
    <style:style style:name="T37" style:family="text">
      <style:text-properties style:font-name="Consolas" fo:font-size="9pt" fo:font-weight="bold" officeooo:rsid="007dab90" style:font-size-asian="9pt" style:font-weight-asian="bold" style:font-size-complex="9pt" style:font-weight-complex="bold"/>
    </style:style>
    <style:style style:name="T38" style:family="text">
      <style:text-properties style:font-name="Consolas" fo:font-size="9pt" fo:font-weight="bold" officeooo:rsid="00edc42a" style:font-size-asian="9pt" style:font-weight-asian="bold" style:font-size-complex="9pt" style:font-weight-complex="bold"/>
    </style:style>
    <style:style style:name="T39" style:family="text">
      <style:text-properties style:font-name="Consolas" fo:font-size="9pt" style:text-underline-style="none" fo:font-weight="bold" officeooo:rsid="0093e28b" style:font-size-asian="9pt" style:font-weight-asian="bold" style:font-size-complex="9pt" style:font-weight-complex="bold"/>
    </style:style>
    <style:style style:name="T40" style:family="text">
      <style:text-properties style:font-name="Consolas" fo:font-size="9pt" style:text-underline-style="solid" style:text-underline-width="auto" style:text-underline-color="font-color" fo:font-weight="bold" officeooo:rsid="0093e28b" style:font-size-asian="9pt" style:font-weight-asian="bold" style:font-size-complex="9pt" style:font-weight-complex="bold"/>
    </style:style>
    <style:style style:name="T41" style:family="text">
      <style:text-properties style:font-name="Consolas" fo:font-size="6pt" style:text-underline-style="none" fo:font-weight="bold" officeooo:rsid="00200af4" style:font-size-asian="6pt" style:font-weight-asian="bold" style:font-size-complex="6pt" style:font-weight-complex="bold"/>
    </style:style>
    <style:style style:name="T42" style:family="text">
      <style:text-properties style:font-name="Consolas" fo:font-size="11pt" fo:font-weight="bold" officeooo:rsid="001708df" style:font-size-asian="11pt" style:font-weight-asian="bold" style:font-size-complex="11pt" style:font-weight-complex="bold"/>
    </style:style>
    <style:style style:name="T43" style:family="text">
      <style:text-properties style:font-name="Consolas" fo:font-size="5pt" fo:font-weight="bold" officeooo:rsid="003fd1c6" style:font-size-asian="5pt" style:font-weight-asian="bold" style:font-size-complex="5pt" style:font-weight-complex="bold"/>
    </style:style>
    <style:style style:name="T44" style:family="text">
      <style:text-properties style:font-name="Consolas" fo:font-size="5pt" style:text-underline-style="solid" style:text-underline-width="auto" style:text-underline-color="font-color" fo:font-weight="bold" officeooo:rsid="003fd1c6" style:font-size-asian="5pt" style:font-weight-asian="bold" style:font-size-complex="5pt" style:font-weight-complex="bold"/>
    </style:style>
    <style:style style:name="T45" style:family="text">
      <style:text-properties style:font-name="Consolas" fo:font-size="5pt" style:text-underline-style="none" fo:font-weight="bold" officeooo:rsid="003fd1c6" style:font-size-asian="5pt" style:font-weight-asian="bold" style:font-size-complex="5pt" style:font-weight-complex="bold"/>
    </style:style>
    <style:style style:name="T46" style:family="text">
      <style:text-properties style:font-name="Consolas" fo:font-size="5pt" style:text-underline-style="none" fo:font-weight="bold" officeooo:rsid="00de44b2" style:font-size-asian="5pt" style:font-weight-asian="bold" style:font-size-complex="5pt" style:font-weight-complex="bold"/>
    </style:style>
    <style:style style:name="T47" style:family="text">
      <style:text-properties fo:font-size="10pt" style:text-underline-style="none" officeooo:rsid="00200af4" style:font-size-asian="10pt" style:font-size-complex="10pt"/>
    </style:style>
    <style:style style:name="T48" style:family="text">
      <style:text-properties fo:font-size="10pt" style:text-underline-style="none" officeooo:rsid="00d2c952" style:font-size-asian="10pt" style:font-size-complex="10pt"/>
    </style:style>
    <style:style style:name="T49" style:family="text">
      <style:text-properties fo:font-size="10pt" style:text-underline-style="none" officeooo:rsid="00e721ca" style:font-size-asian="10pt" style:font-size-complex="10pt"/>
    </style:style>
    <style:style style:name="T50" style:family="text">
      <style:text-properties fo:font-size="10pt" fo:font-style="italic" style:text-underline-style="none" officeooo:rsid="00d2c952" style:font-size-asian="10pt" style:font-style-asian="italic" style:font-size-complex="10pt" style:font-style-complex="italic"/>
    </style:style>
    <style:style style:name="T51" style:family="text">
      <style:text-properties fo:font-size="10pt" fo:font-style="italic" style:text-underline-style="none" officeooo:rsid="00e721ca" style:font-size-asian="10pt" style:font-style-asian="italic" style:font-size-complex="10pt" style:font-style-complex="italic"/>
    </style:style>
    <style:style style:name="T52" style:family="text">
      <style:text-properties fo:font-size="4pt" style:text-underline-style="none" officeooo:rsid="00200af4" style:font-size-asian="4pt" style:font-size-complex="4pt"/>
    </style:style>
    <style:style style:name="T53" style:family="text">
      <style:text-properties fo:font-size="4pt" style:text-underline-style="solid" style:text-underline-width="auto" style:text-underline-color="font-color" officeooo:rsid="00200af4" style:font-size-asian="4pt" style:font-size-complex="4pt"/>
    </style:style>
    <style:style style:name="T54" style:family="text">
      <style:text-properties officeooo:rsid="00cb7a79"/>
    </style:style>
    <style:style style:name="T55" style:family="text">
      <style:text-properties officeooo:rsid="00e721ca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officeooo:rsid="00e92e6c"/>
    </style:style>
    <style:style style:name="T58" style:family="text">
      <style:text-properties officeooo:rsid="00edb2f2"/>
    </style:style>
    <style:style style:name="T59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60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61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1" svg:width="6.959cm" svg:height="1.779cm" svg:x="-0.03cm" svg:y="1.233cm"><text:p><text:span text:style-name="T59"><text:s/></text:span><text:span text:style-name="T60">OBS! 1RU/1HJ/1SP/2KL kan vara </text:span><text:span text:style-name="T60"><text:line-break/></text:span><text:span text:style-name="T60"> <text:s text:c="7"/>4korts med </text:span><text:span text:style-name="T61">längre</text:span><text:span text:style-name="T60"> sidofärg.</text:span><text:span text:style-name="T60"><text:line-break/></text:span><text:span text:style-name="T60"> <text:s text:c="5"/>1NT lovar </text:span><text:span text:style-name="T61">ej</text:span><text:span text:style-name="T60"> balanserad hand.</text:span><text:span text:style-name="T60"><text:line-break/></text:span><text:span text:style-name="T60"> <text:s text:c="5"/>Många artificiella svarsbud.</text:span></text:p><draw:enhanced-geometry svg:viewBox="0 0 21600 21600" draw:type="rectangle" draw:enhanced-path="M 0 0 L 21600 0 21600 21600 0 21600 0 0 Z N"/></draw:custom-shape><text:span text:style-name="T3"><text:line-break/><text:line-break/></text:span><text:span text:style-name="T15">TURBO (</text:span><text:span text:style-name="T16">stark-1KL, </text:span><text:span text:style-name="T15">canapé-system)<text:line-break/></text:span><text:span text:style-name="T20"><text:line-break/></text:span><text:span text:style-name="T15"> <text:s text:c="3"/></text:span></text:p>
      <text:p text:style-name="P1"><text:line-break/><text:span text:style-name="T54">l</text:span><text:line-break/><text:line-break/></text:p>
      <text:p text:style-name="P6"><text:span text:style-name="T53"><text:line-break/></text:span><text:span text:style-name="T17">ÖPPNINGAR</text:span><text:span text:style-name="T47">:<text:line-break/></text:span><text:span text:style-name="T50"> </text:span><text:span text:style-name="T51">(öppningar i ozon 1p svagare än i zon)</text:span><text:span text:style-name="T47"><text:line-break/><text:line-break/></text:span><text:span text:style-name="T52"><text:line-break/></text:span><text:span text:style-name="T8">1KL:</text:span> <text:s/><text:span text:style-name="T55">15+/16+. Rondkrav. Relä-metoder.</text:span></text:p>
      <text:p text:style-name="P10"><text:span text:style-name="T22">- </text:span><text:span text:style-name="T23">Artificiella svarsbud</text:span><text:span text:style-name="T24">.</text:span><text:span text:style-name="T23"><text:line-break/></text:span><text:span text:style-name="T18"><text:line-break/></text:span><text:span text:style-name="T13">1RU:</text:span><text:span text:style-name="T21"> <text:s/></text:span>2+ru. <text:span text:style-name="T55">11-14/12</text:span>-15.<text:line-break/> <text:s text:c="2"/><text:span text:style-name="T32">a) Balans-hand, även 5hö332</text:span>.<text:line-break/> <text:s text:c="2"/><text:span text:style-name="T32">b) 4+ruter obal, ofta längre sidofärg.</text:span><text:line-break/><text:span text:style-name="T19"><text:line-break/></text:span><text:span text:style-name="T13">1</text:span><text:span text:style-name="T9">HJ/1SP</text:span><text:span text:style-name="T13">:</text:span><text:span text:style-name="T21"> <text:s/>4+färg. 9-14/10-15:<text:line-break/> <text:s text:c="2"/>a) 9-11/10-12, bal el 4441.<text:line-break/> <text:s text:c="2"/>b) 9-14/10-15, 4+hö, 5+sidofärg.</text:span></text:p>
      <text:p text:style-name="P5"><text:s text:c="3"/>c) <text:span text:style-name="T55">11-14/</text:span>12-15, 6+hö.<text:line-break/> <text:s text:c="2"/>d) 1HJ: <text:span text:style-name="T55">12-14/</text:span>13-15. 4414 m singel-ru.</text:p>
      <text:p text:style-name="P2"><text:span text:style-name="T18"><text:line-break/></text:span><text:span text:style-name="T8">1NT:</text:span> <text:s/><text:span text:style-name="T57">9-11/10-12, ej 4hö.<text:line-break/> <text:s text:c="2"/>OBS! Lovar </text:span><text:span text:style-name="T4">ej</text:span><text:span text:style-name="T6"> balanserad hand.</text:span></text:p>
      <text:p text:style-name="P3"><text:span text:style-name="T18"><text:line-break/></text:span><text:span text:style-name="T10">2KL:</text:span><text:span text:style-name="T6"> a) 11-14/12-15. 4+kl och 5hö.<text:line-break/> <text:s text:c="5"/>b) 6+kl max 1 sidohåll, 12-15 el 7+ss<text:line-break/></text:span><text:span text:style-name="T18"><text:line-break/></text:span><text:span text:style-name="T8">2RU:</text:span> <text:span text:style-name="T6">Multi-variant:</text:span><text:line-break/> <text:s text:c="5"/><text:span text:style-name="T2">a) 7-10/8-11. Minst 5korts hö.<text:line-break/> <text:s text:c="5"/>b) 11-14/12-15. 5hö och minst 5ru.<text:line-break/> <text:s text:c="5"/>c) 7korts hö, ca 7ss.<text:line-break/> <text:s text:c="5"/>d) 6+ru, 11-14/12-15 el ca 7ss.<text:line-break/></text:span><text:span text:style-name="T18"><text:line-break/></text:span><text:span text:style-name="T11">2</text:span><text:span text:style-name="T12">HJ/2SP</text:span><text:span text:style-name="T11">:</text:span><text:span text:style-name="T2"> 9-11/10-12. 5hö och 4+lå.</text:span></text:p>
      <text:p text:style-name="P4"><text:span text:style-name="T18"><text:line-break/></text:span><text:span text:style-name="T8">2NT:</text:span> <text:s/><text:span text:style-name="T58">12-14/13-15</text:span>. <text:span text:style-name="T7">Enfärgad 6+lå.<text:line-break/> <text:s text:c="6"/>Honnör i minst 2 sidofärger.</text:span></text:p>
      <text:p text:style-name="P4"><text:span text:style-name="T18"><text:line-break/></text:span><text:span text:style-name="T14">3N</text:span><text:span text:style-name="T8">T:</text:span> <text:s/><text:span text:style-name="T25">6hö+5ru. Öppningshand.<text:line-break/></text:span></text:p>
      <text:p text:style-name="P20"><text:span text:style-name="T36">___</text:span><text:span text:style-name="T38">_______________________________________</text:span><text:span text:style-name="T36"><text:line-break/><text:line-break/></text:span><text:span text:style-name="T43"><text:line-break/></text:span><text:span text:style-name="T42">Mot 1NT:</text:span><text:span text:style-name="T35"> </text:span><text:span text:style-name="T36">Konv.<text:line-break/></text:span><text:span text:style-name="T43"><text:line-break/></text:span><text:span text:style-name="T42">Utspel:</text:span><text:span text:style-name="T35"> 10-12 <text:s/></text:span><text:span text:style-name="T37">(2a/4e gnm spelf)</text:span><text:span text:style-name="T35">.</text:span></text:p>
      <text:p text:style-name="P7"><text:span text:style-name="T8">Markeringar:</text:span> Schneider, Malmö, <text:span text:style-name="T1">Lav.</text:span></text:p>
      <text:p text:style-name="P19"><text:span text:style-name="T4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0">SVARSBUD</text:span><text:span text:style-name="T39">:</text:span></text:p>
      <text:p text:style-name="P18"/>
      <text:p text:style-name="P15">Ofta transfers i<text:span text:style-name="T33">n</text:span> competition.</text:p>
      <text:p text:style-name="P14"><text:span text:style-name="T18"><text:line-break/></text:span>1KL-1RU = 0-8</text:p>
      <text:p text:style-name="P14">1KL-1HJ = UK 8+, ej 4hj.</text:p>
      <text:p text:style-name="P9"><text:span text:style-name="T27">1KL-1SP = </text:span><text:span text:style-name="T28">UK 8+, 4+hj, ej 4sp.</text:span></text:p>
      <text:p text:style-name="P12">1KL-1NT = UK 8+, 6+hö.</text:p>
      <text:p text:style-name="P12">1KL-2KL = UK 8+, minst 44 i hö.</text:p>
      <text:p text:style-name="P12">1KL-2RÖ = 0-4, 6hö.</text:p>
      <text:p text:style-name="P11"><text:span text:style-name="T26">1KL-2SP = UK 8+, minst 55 i lå.<text:line-break/></text:span><text:span text:style-name="T29">1KL-2NT = UK 8+, minst 64/46 i hö.<text:line-break/></text:span><text:span text:style-name="T30">1KL-3X <text:s/>= </text:span><text:span text:style-name="T31">UK </text:span><text:span text:style-name="T30">Transfer, 7+färg.</text:span></text:p>
      <text:p text:style-name="P17"/>
      <text:p text:style-name="P12">1RU-1HJ = Ej 4hj.</text:p>
      <text:p text:style-name="P12">1RU-1SP = 4+hj, ej 4sp.</text:p>
      <text:p text:style-name="P12">1RU-1NT = 44 i hö, ej invit.</text:p>
      <text:p text:style-name="P12">1RU-2KL = Minst 44 i hö, invit+.</text:p>
      <text:p text:style-name="P12">1RU-2RU = Minst 4-5 i hö, ej invit.</text:p>
      <text:p text:style-name="P8"><text:span text:style-name="T28">1RU-2HJ = Minst 5-4 i hö, ej invit.<text:line-break/></text:span><text:span text:style-name="T29">1RU-2NT = UK 8+, minst 64/46 i hö.</text:span></text:p>
      <text:p text:style-name="P16"/>
      <text:p text:style-name="P13">1HÖ-2KL = Konv krav. 13+ el trumfstöd.</text:p>
      <text:p text:style-name="P12">1HJ-2RU = 4+stöd, invit+.</text:p>
      <text:p text:style-name="P12">1SP-2RU = 5+hj.</text:p>
      <text:p text:style-name="P12">1SP-2HJ = 5hj, invit.</text:p>
      <text:p text:style-name="P16"/>
      <text:p text:style-name="P13">1NT-2KL = Konv krav, invit+.</text:p>
      <text:p text:style-name="P12">1NT-2RU = 5+hö.</text:p>
      <text:p text:style-name="P12">1NT-2HJ = 5hj, invit.</text:p>
      <text:p text:style-name="P12">1NT-2SP = 5sp, invit.</text:p>
      <text:p text:style-name="P12">1NT-2NT = Lebensohl.</text:p>
      <text:p text:style-name="P12">1NT-3KL = Pass/corr i lå.</text:p>
      <text:p text:style-name="P16"/>
      <text:p text:style-name="P13">2KL-2RU = Invit+ eller 5+hj.</text:p>
      <text:p text:style-name="P12">2KL-2HJ = Pass/correct.</text:p>
      <text:p text:style-name="P12">2KL-2SP = Nat okrav.</text:p>
      <text:p text:style-name="P16"/>
      <text:p text:style-name="P13">2RU-2HJ = Pass/correct.</text:p>
      <text:p text:style-name="P12">2RU-2SP/3LÅ = Nat okrav.</text:p>
      <text:p text:style-name="P12">2RU-3HJ = Spärr, pass/correct.</text:p>
      <text:p text:style-name="P16"/>
      <text:p text:style-name="P13">2HJ-2SP = Nat okrav.</text:p>
      <text:p text:style-name="P12">2HÖ-2NT = Konv krav.</text:p>
      <text:p text:style-name="P12">2HÖ-3KL = Pass/correct i lå.</text:p>
      <text:p text:style-name="P12">2HJ-3RU = 4HJ-invit.</text:p>
      <text:p text:style-name="P12">2SP-3RU = Avlägg i hj, el 4SP-invit.</text:p>
      <text:p text:style-name="P16"/>
      <text:p text:style-name="P13">2NT-3KL = Pass/correct.</text:p>
      <text:p text:style-name="P12">2NT-3RU = 5+hö.</text:p>
      <text:p text:style-name="P12">2NT-3HJ = Lå-fråga.</text:p>
      <text:p text:style-name="P12">2NT-3SP = Nat okrav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2" svg:font-family="Consolas" style:font-family-generic="swiss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dc:date>2020-05-27T16:47:11.715000000</dc:date>
    <meta:editing-duration>PT6H17M6S</meta:editing-duration>
    <meta:editing-cycles>214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51" meta:word-count="338" meta:character-count="2094" meta:non-whitespace-character-count="1671"/>
  </office:meta>
</office:document-meta>
</file>